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mponentHandler.getComponentHandler( Class clazz , Context context , ServiceManager manager ,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ComponentHandler.put( Objec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ComponentHandler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mponentHandl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mponentHandler.canBeDisp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mponentHandler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ComponentHandler.g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ComponentHandler.getComponentHandler( String role , ComponentEnvironment componentEnv , ComponentInfo info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AbstractComponentHandler.AbstractComponentHandler( ComponentInfo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mponentHandler.g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